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extField.AptContextField( AptControlImplementation controlImpl , FieldDeclaration fieldDecl , TwoPhaseAnnotationProcessor 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ContextField.initControl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